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Emp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reaDate</text:p>
          </table:table-cell>
          <table:table-cell office:value-type="string">
            <text:p>EmpType</text:p>
          </table:table-cell>
          <table:table-cell office:value-type="string">
            <text:p>EmplType</text:p>
          </table:table-cell>
          <table:table-cell office:value-type="string">
            <text:p>LastLoginDateTime</text:p>
          </table:table-cell>
          <table:table-cell office:value-type="string">
            <text:p>SMSCred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min</text:p>
          </table:table-cell>
          <table:table-cell office:value-type="string">
            <text:p>Datacomp2017#</text:p>
          </table:table-cell>
          <table:table-cell office:value-type="string">
            <text:p>2017-02-18 11:18:20.0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5 18:17:18.7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ackofficemh</text:p>
          </table:table-cell>
          <table:table-cell office:value-type="string">
            <text:p>backofficemh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22 13:03:53.5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ckofficeka</text:p>
          </table:table-cell>
          <table:table-cell office:value-type="string">
            <text:p>backofficeka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06 17:17:52.1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ckofficetn</text:p>
          </table:table-cell>
          <table:table-cell office:value-type="string">
            <text:p>backofficetn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ckofficeapts</text:p>
          </table:table-cell>
          <table:table-cell office:value-type="string">
            <text:p>backofficeapts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2 18:30:36.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rth2</text:p>
          </table:table-cell>
          <table:table-cell office:value-type="string">
            <text:p>north2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19 12:32:52.8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rth1</text:p>
          </table:table-cell>
          <table:table-cell office:value-type="string">
            <text:p>north1@123</text:p>
          </table:table-cell>
          <table:table-cell office:value-type="string">
            <text:p>2016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9 15:06:36.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itesh</text:p>
          </table:table-cell>
          <table:table-cell office:value-type="string">
            <text:p>ritesh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2 12:45:29.5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unova</text:p>
          </table:table-cell>
          <table:table-cell office:value-type="string">
            <text:p>arunova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17 12:23:32.9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eera</text:p>
          </table:table-cell>
          <table:table-cell office:value-type="string">
            <text:p>meera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23 14:10:08.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ackofficegj</text:p>
          </table:table-cell>
          <table:table-cell office:value-type="string">
            <text:p>backofficegj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ackofficekl</text:p>
          </table:table-cell>
          <table:table-cell office:value-type="string">
            <text:p>backofficekl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ckofficeeast</text:p>
          </table:table-cell>
          <table:table-cell office:value-type="string">
            <text:p>backofficeeast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8 16:36:10.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harpreet</text:p>
          </table:table-cell>
          <table:table-cell office:value-type="string">
            <text:p>harpreet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9 10:57:47.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karamjeet</text:p>
          </table:table-cell>
          <table:table-cell office:value-type="string">
            <text:p>karamjeet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22 14:06:07.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mit</text:p>
          </table:table-cell>
          <table:table-cell office:value-type="string">
            <text:p>amit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3 08:50:09.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rishna</text:p>
          </table:table-cell>
          <table:table-cell office:value-type="string">
            <text:p>krishna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01 15:21:16.2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aurav</text:p>
          </table:table-cell>
          <table:table-cell office:value-type="string">
            <text:p>gaurav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07 19:28:28.9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noop</text:p>
          </table:table-cell>
          <table:table-cell office:value-type="string">
            <text:p>anoop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9 11:01:40.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arenjit</text:p>
          </table:table-cell>
          <table:table-cell office:value-type="string">
            <text:p>barenjit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07 19:26:27.1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day</text:p>
          </table:table-cell>
          <table:table-cell office:value-type="string">
            <text:p>uday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2 17:46:27.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akesh</text:p>
          </table:table-cell>
          <table:table-cell office:value-type="string">
            <text:p>rakesh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21 14:32:11.7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bhas</text:p>
          </table:table-cell>
          <table:table-cell office:value-type="string">
            <text:p>abhas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25 17:21:58.1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atya</text:p>
          </table:table-cell>
          <table:table-cell office:value-type="string">
            <text:p>satya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28 11:56:00.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resh</text:p>
          </table:table-cell>
          <table:table-cell office:value-type="string">
            <text:p>naresh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12 17:16:18.6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radeesh</text:p>
          </table:table-cell>
          <table:table-cell office:value-type="string">
            <text:p>pradeesh@123</text:p>
          </table:table-cell>
          <table:table-cell office:value-type="string">
            <text:p>2017-06-28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3 15:14:30.3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vishakha</text:p>
          </table:table-cell>
          <table:table-cell office:value-type="string">
            <text:p>2017-08-03 15:41:19.6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4 15:04:50.3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shutosh</text:p>
          </table:table-cell>
          <table:table-cell office:value-type="string">
            <text:p>ashutosh</text:p>
          </table:table-cell>
          <table:table-cell office:value-type="string">
            <text:p>2017-09-02 16:54:06.3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5 17:09:26.463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umit</text:p>
          </table:table-cell>
          <table:table-cell office:value-type="string">
            <text:p>abc@1234</text:p>
          </table:table-cell>
          <table:table-cell office:value-type="string">
            <text:p>2017-09-05 13:06:40.1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0-24 13:29:52.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yogesh</text:p>
          </table:table-cell>
          <table:table-cell office:value-type="float" office:value="1111">
            <text:p>1111</text:p>
          </table:table-cell>
          <table:table-cell office:value-type="string">
            <text:p>2017-09-12 20:15:00.2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17 13:15:09.0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ohitrajput</text:p>
          </table:table-cell>
          <table:table-cell office:value-type="string">
            <text:p>Datacomp2017#</text:p>
          </table:table-cell>
          <table:table-cell office:value-type="string">
            <text:p>2017-09-13 14:43:23.9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2-08 11:50:21.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ollyasija</text:p>
          </table:table-cell>
          <table:table-cell office:value-type="string">
            <text:p>Datacomp2017#</text:p>
          </table:table-cell>
          <table:table-cell office:value-type="string">
            <text:p>2017-09-13 14:45:44.6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7-10-12 11:31:06.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HRSRInivas</text:p>
          </table:table-cell>
          <table:table-cell office:value-type="string">
            <text:p>ms13091967</text:p>
          </table:table-cell>
          <table:table-cell office:value-type="string">
            <text:p>2017-09-13 14:48:01.6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8-01-18 13:12:26.6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EHANA</text:p>
          </table:table-cell>
          <table:table-cell office:value-type="string">
            <text:p>Datacomp2017#</text:p>
          </table:table-cell>
          <table:table-cell office:value-type="string">
            <text:p>2017-09-13 14:49:08.0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3 18:04:39.917</text:p>
          </table:table-cell>
          <table:table-cell office:value-type="float" office:value="4510">
            <text:p>451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upeeboss</text:p>
          </table:table-cell>
          <table:table-cell office:value-type="string">
            <text:p>Datacomp2017#</text:p>
          </table:table-cell>
          <table:table-cell office:value-type="string">
            <text:p>2017-09-13 14:51:21.7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5 17:54:09.52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usheel</text:p>
          </table:table-cell>
          <table:table-cell office:value-type="float" office:value="12345678">
            <text:p>12345678</text:p>
          </table:table-cell>
          <table:table-cell office:value-type="string">
            <text:p>2017-09-14 20:06:49.2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7-11-24 18:15:28.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evin</text:p>
          </table:table-cell>
          <table:table-cell office:value-type="float" office:value="1234">
            <text:p>1234</text:p>
          </table:table-cell>
          <table:table-cell office:value-type="string">
            <text:p>2017-10-06 10:26:28.5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5 18:17:25.99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rajkta</text:p>
          </table:table-cell>
          <table:table-cell office:value-type="string">
            <text:p>p</text:p>
          </table:table-cell>
          <table:table-cell office:value-type="string">
            <text:p>2017-10-13 10:28:35.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17-11-04 15:19:56.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pratibha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21 14:42:00.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ashish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20:43.1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vikas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22:13.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hari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13 20:04:36.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deepak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24:21.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gauravs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12 09:24:55.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mohit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10 09:48:59.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vikask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30:06.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kunal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33:04.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gourav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9 11:01:34.3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prakash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2 17:41:32.0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madhav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09 18:44:38.4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harish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4 14:10:00.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kalyan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29 13:06:25.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anjali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rinkesh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1 12:31:21.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radeep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12 10:55:49.8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rajesh</text:p>
          </table:table-cell>
          <table:table-cell office:value-type="string">
            <text:p>2017-11-09 00:00:00.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16 09:32:09.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vishakhafba</text:p>
          </table:table-cell>
          <table:table-cell office:value-type="string">
            <text:p>2017-11-15 14:42:05.2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2-20 17:41:08.7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usheelmenon</text:p>
          </table:table-cell>
          <table:table-cell office:value-type="float" office:value="12345678">
            <text:p>12345678</text:p>
          </table:table-cell>
          <table:table-cell office:value-type="string">
            <text:p>2017-11-16 18:38:36.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018-01-12 10:56:28.5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Yuvraj</text:p>
          </table:table-cell>
          <table:table-cell office:value-type="string">
            <text:p>Datacomp2017#</text:p>
          </table:table-cell>
          <table:table-cell office:value-type="string">
            <text:p>2018-01-08 12:43:11.7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3-05 17:00:47.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73588">
            <text:p>9673588</text:p>
          </table:table-cell>
          <table:table-cell office:value-type="float" office:value="9826019649">
            <text:p>9826019649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1 15:54:31.6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113895">
            <text:p>911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11403004">
            <text:p>991140300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nand</text:p>
          </table:table-cell>
          <table:table-cell office:value-type="string">
            <text:p>anand@123</text:p>
          </table:table-cell>
          <table:table-cell office:value-type="string">
            <text:p>2018-01-25 17:27:46.39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8-01-30 16:53:02.8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su1</text:p>
          </table:table-cell>
          <table:table-cell office:value-type="string">
            <text:p>insu</text:p>
          </table:table-cell>
          <table:table-cell office:value-type="string">
            <text:p>2017-07-04 15:56:10.5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018-01-12 10:58:43.4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usheelmenon1</text:p>
          </table:table-cell>
          <table:table-cell office:value-type="float" office:value="12345678">
            <text:p>12345678</text:p>
          </table:table-cell>
          <table:table-cell office:value-type="string">
            <text:p>2017-11-16 18:42:21.5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017-11-16 18:42:34.2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214585">
            <text:p>9214585</text:p>
          </table:table-cell>
          <table:table-cell office:value-type="float" office:value="9811735039">
            <text:p>9811735039</text:p>
          </table:table-cell>
          <table:table-cell office:value-type="string">
            <text:p>2018-01-0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1 16:02:34.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267152">
            <text:p>9267152</text:p>
          </table:table-cell>
          <table:table-cell office:value-type="float" office:value="9595952636">
            <text:p>9595952636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1 16:06:12.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779981">
            <text:p>9779981</text:p>
          </table:table-cell>
          <table:table-cell office:value-type="float" office:value="9922567909">
            <text:p>9922567909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3 13:26:27.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475923">
            <text:p>9475923</text:p>
          </table:table-cell>
          <table:table-cell office:value-type="float" office:value="9325970049">
            <text:p>9325970049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3 13:27:17.0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9955549">
            <text:p>9955549</text:p>
          </table:table-cell>
          <table:table-cell office:value-type="float" office:value="9814297387">
            <text:p>9814297387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3 13:43:16.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9863792">
            <text:p>9863792</text:p>
          </table:table-cell>
          <table:table-cell office:value-type="float" office:value="9411205448">
            <text:p>9411205448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525820">
            <text:p>9525820</text:p>
          </table:table-cell>
          <table:table-cell office:value-type="float" office:value="9830655327">
            <text:p>9830655327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403183">
            <text:p>9403183</text:p>
          </table:table-cell>
          <table:table-cell office:value-type="float" office:value="9830138007">
            <text:p>9830138007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1 16:05:43.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077543">
            <text:p>9077543</text:p>
          </table:table-cell>
          <table:table-cell office:value-type="float" office:value="9422258339">
            <text:p>9422258339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3 13:29:19.6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648917">
            <text:p>9648917</text:p>
          </table:table-cell>
          <table:table-cell office:value-type="float" office:value="9557615311">
            <text:p>9557615311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508210">
            <text:p>9508210</text:p>
          </table:table-cell>
          <table:table-cell office:value-type="float" office:value="8800884918">
            <text:p>8800884918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905460">
            <text:p>9905460</text:p>
          </table:table-cell>
          <table:table-cell office:value-type="float" office:value="9415786980">
            <text:p>9415786980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908528">
            <text:p>9908528</text:p>
          </table:table-cell>
          <table:table-cell office:value-type="float" office:value="9448071100">
            <text:p>9448071100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401940">
            <text:p>9401940</text:p>
          </table:table-cell>
          <table:table-cell office:value-type="float" office:value="9910903141">
            <text:p>9910903141</text:p>
          </table:table-cell>
          <table:table-cell office:value-type="string">
            <text:p>2018-01-11 00:00:00.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018-01-11 16:08:05.697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3/05/2018</text:date>, <text:time>18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sh </meta:initial-creator>
    <meta:creation-date>2018-03-05T18:26:59.98</meta:creation-date>
    <dc:date>2018-03-05T18:27:36.05</dc:date>
    <dc:creator>Manish </dc:creator>
    <meta:editing-duration>PT40S</meta:editing-duration>
    <meta:editing-cycles>1</meta:editing-cycles>
    <meta:document-statistic meta:table-count="3" meta:cell-count="632" meta:object-count="0"/>
    <meta:generator>OpenOffice/4.1.3$Win32 OpenOffice.org_project/413m1$Build-9783</meta:generator>
  </office:meta>
</office:document-meta>
</file>